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0.139in" fo:text-align="start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line-height="0.0972in" fo:text-align="start" style:justify-single-word="false"/>
    </style:style>
    <style:style style:name="P3" style:family="paragraph" style:parent-style-name="Standard">
      <style:paragraph-properties fo:line-height="0.0972in" fo:text-align="end" style:justify-single-word="false"/>
    </style:style>
    <style:style style:name="P4" style:family="paragraph" style:parent-style-name="Standard" style:master-page-name="Standard">
      <style:paragraph-properties fo:margin-top="0.002in" fo:margin-bottom="0in" loext:contextual-spacing="false" fo:line-height="0.0693in" fo:text-align="start" style:justify-single-word="false" style:page-number="auto"/>
      <style:text-properties fo:font-size="5pt" style:font-size-asian="5pt" style:font-size-complex="5pt"/>
    </style:style>
    <style:style style:name="P5" style:family="paragraph" style:parent-style-name="Standard">
      <style:paragraph-properties fo:margin-top="0.0126in" fo:margin-bottom="0in" loext:contextual-spacing="false" fo:line-height="0.139in" fo:text-align="start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margin-left="0.4874in" fo:margin-right="0in" fo:text-align="start" style:justify-single-word="false" fo:text-indent="0in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7" style:family="paragraph" style:parent-style-name="Standard">
      <style:paragraph-properties fo:margin-left="0.4874in" fo:margin-right="0in" fo:margin-top="0.0063in" fo:margin-bottom="0in" loext:contextual-spacing="false" fo:text-align="start" style:justify-single-word="false" fo:text-indent="0in" style:auto-text-indent="false"/>
    </style:style>
    <style:style style:name="P8" style:family="paragraph" style:parent-style-name="Standard">
      <style:paragraph-properties fo:margin-left="0.4874in" fo:margin-right="0in" fo:margin-top="0.0335in" fo:margin-bottom="0in" loext:contextual-spacing="false" fo:text-align="start" style:justify-single-word="false" fo:text-indent="0in" style:auto-text-indent="false"/>
    </style:style>
    <style:style style:name="P9" style:family="paragraph" style:parent-style-name="Standard">
      <style:paragraph-properties fo:margin-left="0.2929in" fo:margin-right="0in" fo:margin-top="0.0335in" fo:margin-bottom="0in" loext:contextual-spacing="false" fo:text-align="start" style:justify-single-word="false" fo:text-indent="0in" style:auto-text-indent="false"/>
    </style:style>
    <style:style style:name="P10" style:family="paragraph" style:parent-style-name="Standard">
      <style:paragraph-properties fo:margin-left="0.2929in" fo:margin-right="0in" fo:margin-top="0.0063in" fo:margin-bottom="0in" loext:contextual-spacing="false" fo:text-align="start" style:justify-single-word="false" fo:text-indent="0in" style:auto-text-indent="false"/>
    </style:style>
    <style:style style:name="P11" style:family="paragraph" style:parent-style-name="Standard">
      <style:paragraph-properties fo:margin-left="0.2929in" fo:margin-right="0in" fo:margin-top="0.0047in" fo:margin-bottom="0in" loext:contextual-spacing="false" fo:text-align="start" style:justify-single-word="false" fo:text-indent="0in" style:auto-text-indent="false"/>
    </style:style>
    <style:style style:name="P12" style:family="paragraph" style:parent-style-name="Standard">
      <style:paragraph-properties fo:margin-left="0.2929in" fo:margin-right="0in" fo:text-align="start" style:justify-single-word="false" fo:text-indent="0in" style:auto-text-indent="false"/>
    </style:style>
    <style:style style:name="P13" style:family="paragraph" style:parent-style-name="Standard">
      <style:paragraph-properties fo:margin-left="0.2929in" fo:margin-right="0in" fo:text-align="start" style:justify-single-word="false" fo:text-indent="0in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4" style:family="paragraph" style:parent-style-name="Standard">
      <style:paragraph-properties fo:margin-left="0.2929in" fo:margin-right="0in" fo:margin-top="0.0346in" fo:margin-bottom="0in" loext:contextual-spacing="false" fo:text-align="start" style:justify-single-word="false" fo:text-indent="0in" style:auto-text-indent="false"/>
    </style:style>
    <style:style style:name="P15" style:family="paragraph" style:parent-style-name="Standard">
      <style:paragraph-properties fo:margin-top="0.0118in" fo:margin-bottom="0in" loext:contextual-spacing="false" fo:line-height="0.1945in" fo:text-align="start" style:justify-single-word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top="0.0063in" fo:margin-bottom="0in" loext:contextual-spacing="false" fo:line-height="0.0972in" fo:text-align="start" style:justify-single-word="false"/>
      <style:text-properties fo:font-size="7pt" style:font-size-asian="7pt" style:font-size-complex="7pt"/>
    </style:style>
    <style:style style:name="P17" style:family="paragraph" style:parent-style-name="Standard">
      <style:paragraph-properties fo:margin-top="0.0063in" fo:margin-bottom="0in" loext:contextual-spacing="false" fo:line-height="0.1252in" fo:text-align="start" style:justify-single-word="false"/>
      <style:text-properties fo:font-size="9.5pt" style:font-size-asian="9.5pt" style:font-size-complex="9.5pt"/>
    </style:style>
    <style:style style:name="P18" style:family="paragraph" style:parent-style-name="Standard">
      <style:paragraph-properties fo:margin-top="0.0028in" fo:margin-bottom="0in" loext:contextual-spacing="false" fo:line-height="0.1252in" fo:text-align="start" style:justify-single-word="false"/>
      <style:text-properties fo:font-size="9pt" style:font-size-asian="9pt" style:font-size-complex="9pt"/>
    </style:style>
    <style:style style:name="P19" style:family="paragraph" style:parent-style-name="Standard">
      <style:paragraph-properties fo:margin-top="0.0047in" fo:margin-bottom="0in" loext:contextual-spacing="false" fo:line-height="0.1528in" fo:text-align="start" style:justify-single-word="false"/>
      <style:text-properties fo:font-size="11pt" style:font-size-asian="11pt" style:font-size-complex="11pt"/>
    </style:style>
    <style:style style:name="P20" style:family="paragraph" style:parent-style-name="Standard">
      <style:paragraph-properties fo:margin-top="0.0047in" fo:margin-bottom="0in" loext:contextual-spacing="false" fo:line-height="0.1665in" fo:text-align="start" style:justify-single-word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top="0.0043in" fo:margin-bottom="0in" loext:contextual-spacing="false" fo:line-height="0.1252in" fo:text-align="start" style:justify-single-word="false"/>
      <style:text-properties fo:font-size="9pt" style:font-size-asian="9pt" style:font-size-complex="9pt"/>
    </style:style>
    <style:style style:name="P22" style:family="paragraph" style:parent-style-name="Standard">
      <style:paragraph-properties fo:margin-top="0.0043in" fo:margin-bottom="0in" loext:contextual-spacing="false" fo:line-height="0.1528in" fo:text-align="start" style:justify-single-word="false"/>
      <style:text-properties fo:font-size="11pt" style:font-size-asian="11pt" style:font-size-complex="11pt"/>
    </style:style>
    <style:style style:name="P23" style:family="paragraph" style:parent-style-name="Standard">
      <style:paragraph-properties fo:margin-top="0.0055in" fo:margin-bottom="0in" loext:contextual-spacing="false" fo:line-height="0.0835in" fo:text-align="start" style:justify-single-word="false"/>
      <style:text-properties fo:font-size="6.5pt" style:font-size-asian="6.5pt" style:font-size-complex="6.5pt"/>
    </style:style>
    <style:style style:name="P24" style:family="paragraph" style:parent-style-name="Standard">
      <style:paragraph-properties fo:margin-top="0.0055in" fo:margin-bottom="0in" loext:contextual-spacing="false" fo:line-height="0.139in" fo:text-align="start" style:justify-single-wor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left="1.4043in" fo:margin-right="-0.028in" fo:margin-top="0.0319in" fo:margin-bottom="0in" loext:contextual-spacing="false" fo:line-height="0.0972in" fo:text-align="start" style:justify-single-word="false" fo:text-indent="0in" style:auto-text-indent="false"/>
    </style:style>
    <style:style style:name="P26" style:family="paragraph" style:parent-style-name="Standard">
      <style:paragraph-properties fo:margin-top="0.0319in" fo:margin-bottom="0in" loext:contextual-spacing="false" fo:line-height="0.0972in" fo:text-align="start" style:justify-single-word="false" fo:break-before="column"/>
    </style:style>
    <style:style style:name="P27" style:family="paragraph" style:parent-style-name="Standard">
      <style:paragraph-properties fo:margin-top="0.0319in" fo:margin-bottom="0in" loext:contextual-spacing="false" fo:line-height="0.0972in" fo:text-align="end" style:justify-single-word="false"/>
    </style:style>
    <style:style style:name="P28" style:family="paragraph" style:parent-style-name="Standard">
      <style:paragraph-properties fo:margin-top="0.0016in" fo:margin-bottom="0in" loext:contextual-spacing="false" fo:line-height="0.0972in" fo:text-align="start" style:justify-single-word="false"/>
      <style:text-properties fo:font-size="7pt" style:font-size-asian="7pt" style:font-size-complex="7pt"/>
    </style:style>
    <style:style style:name="P29" style:family="paragraph" style:parent-style-name="Standard">
      <style:paragraph-properties fo:margin-top="0.0016in" fo:margin-bottom="0in" loext:contextual-spacing="false" fo:line-height="0.0972in" fo:text-align="start" style:justify-single-word="false" fo:break-before="column"/>
      <style:text-properties fo:font-size="7pt" style:font-size-asian="7pt" style:font-size-complex="7pt"/>
    </style:style>
    <style:style style:name="P30" style:family="paragraph" style:parent-style-name="Standard">
      <style:paragraph-properties fo:margin-left="1.5673in" fo:margin-right="-0.028in" fo:line-height="0.0972in" fo:text-align="start" style:justify-single-word="false" fo:text-indent="0in" style:auto-text-indent="false"/>
    </style:style>
    <style:style style:name="P31" style:family="paragraph" style:parent-style-name="Standard">
      <style:paragraph-properties fo:margin-top="0.0035in" fo:margin-bottom="0in" loext:contextual-spacing="false" fo:line-height="0.111in" fo:text-align="start" style:justify-single-word="false"/>
      <style:text-properties fo:font-size="8.5pt" style:font-size-asian="8.5pt" style:font-size-complex="8.5pt"/>
    </style:style>
    <style:style style:name="P32" style:family="paragraph" style:parent-style-name="Standard">
      <style:paragraph-properties fo:margin-top="0.0035in" fo:margin-bottom="0in" loext:contextual-spacing="false" fo:line-height="0.1252in" fo:text-align="start" style:justify-single-word="false"/>
      <style:text-properties fo:font-size="9.5pt" style:font-size-asian="9.5pt" style:font-size-complex="9.5pt"/>
    </style:style>
    <style:style style:name="P33" style:family="paragraph" style:parent-style-name="Standard">
      <style:paragraph-properties fo:margin-top="0.0035in" fo:margin-bottom="0in" loext:contextual-spacing="false" fo:line-height="0.111in" fo:text-align="start" style:justify-single-word="false" fo:break-before="column"/>
      <style:text-properties fo:font-size="8.5pt" style:font-size-asian="8.5pt" style:font-size-complex="8.5pt"/>
    </style:style>
    <style:style style:name="P34" style:family="paragraph" style:parent-style-name="Standard">
      <style:paragraph-properties fo:margin-left="1.1256in" fo:margin-right="-0.028in" fo:margin-top="0.0319in" fo:margin-bottom="0in" loext:contextual-spacing="false" fo:line-height="0.0972in" fo:text-align="start" style:justify-single-word="false" fo:text-indent="0in" style:auto-text-indent="false"/>
    </style:style>
    <style:style style:name="P35" style:family="paragraph" style:parent-style-name="Standard">
      <style:paragraph-properties fo:margin-top="0.0008in" fo:margin-bottom="0in" loext:contextual-spacing="false" fo:line-height="0.0972in" fo:text-align="start" style:justify-single-word="false"/>
      <style:text-properties fo:font-size="7pt" style:font-size-asian="7pt" style:font-size-complex="7pt"/>
    </style:style>
    <style:style style:name="P36" style:family="paragraph" style:parent-style-name="Standard">
      <style:paragraph-properties fo:margin-left="1.1882in" fo:margin-right="-0.028in" fo:margin-top="0.0319in" fo:margin-bottom="0in" loext:contextual-spacing="false" fo:line-height="0.0972in" fo:text-align="start" style:justify-single-word="false" fo:text-indent="0in" style:auto-text-indent="false"/>
    </style:style>
    <style:style style:name="P37" style:family="paragraph" style:parent-style-name="Standard">
      <style:paragraph-properties fo:margin-left="1.1098in" fo:margin-right="0in" fo:margin-top="0.0319in" fo:margin-bottom="0in" loext:contextual-spacing="false" fo:line-height="0.0972in" fo:text-align="start" style:justify-single-word="false" fo:text-indent="0in" style:auto-text-indent="false"/>
    </style:style>
    <style:style style:name="P38" style:family="paragraph" style:parent-style-name="Standard">
      <style:paragraph-properties fo:margin-left="0.4634in" fo:margin-right="0.2327in" fo:margin-top="0.028in" fo:margin-bottom="0in" loext:contextual-spacing="false" fo:text-align="center" style:justify-single-word="false" fo:text-indent="0in" style:auto-text-indent="false"/>
    </style:style>
    <style:style style:name="P39" style:family="paragraph" style:parent-style-name="Standard">
      <style:paragraph-properties fo:margin-left="3.0055in" fo:margin-right="2.8083in" fo:text-align="center" style:justify-single-word="false" fo:text-indent="0in" style:auto-text-indent="false"/>
    </style:style>
    <style:style style:name="P40" style:family="paragraph">
      <loext:graphic-properties draw:fill="solid" draw:fill-color="#000000"/>
      <style:paragraph-properties fo:text-align="center"/>
    </style:style>
    <style:style style:name="P41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2" style:family="text">
      <style:text-properties style:font-name="Times New Roman" fo:font-size="10pt" style:font-name-asian="Times New Roman1" style:font-size-asian="10pt" style:font-name-complex="Times New Roman1" style:font-size-complex="10pt" style:text-scale="103%"/>
    </style:style>
    <style:style style:name="T3" style:family="text">
      <style:text-properties style:text-scale="103%"/>
    </style:style>
    <style:style style:name="T4" style:family="text">
      <style:text-properties style:font-name="Tahoma" fo:font-size="11pt" fo:font-weight="bold" style:font-name-asian="Tahoma1" style:font-size-asian="11pt" style:font-weight-asian="bold" style:font-name-complex="Tahoma1" style:font-size-complex="11pt" style:text-scale="101%"/>
    </style:style>
    <style:style style:name="T5" style:family="text">
      <style:text-properties style:font-name="Tahoma" fo:font-size="11pt" style:font-name-asian="Tahoma1" style:font-size-asian="11pt" style:font-name-complex="Tahoma1" style:font-size-complex="11pt"/>
    </style:style>
    <style:style style:name="T6" style:family="text">
      <style:text-properties style:font-name="Arial" fo:font-size="6.5pt" style:font-name-asian="Arial1" style:font-size-asian="6.5pt" style:font-name-complex="Arial1" style:font-size-complex="6.5pt"/>
    </style:style>
    <style:style style:name="T7" style:family="text">
      <style:text-properties style:font-name="Arial" fo:font-size="6.5pt" style:font-name-asian="Arial1" style:font-size-asian="6.5pt" style:font-name-complex="Arial1" style:font-size-complex="6.5pt" style:text-scale="103%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>
          <style:column style:rel-width="33696*" fo:start-indent="0in" fo:end-indent="0.5193in"/>
          <style:column style:rel-width="31839*" fo:start-indent="0.5193in" fo:end-indent="0in"/>
        </style:columns>
      </style:section-properties>
    </style:style>
    <style:style style:name="Sect3" style:family="section">
      <style:section-properties style:editable="false">
        <style:columns fo:column-count="2">
          <style:column style:rel-width="34455*" fo:start-indent="0in" fo:end-indent="0.6047in"/>
          <style:column style:rel-width="31080*" fo:start-indent="0.6047in" fo:end-indent="0in"/>
        </style:columns>
      </style:section-properties>
    </style:style>
    <style:style style:name="Sect4" style:family="section">
      <style:section-properties style:editable="false">
        <style:columns fo:column-count="2">
          <style:column style:rel-width="33261*" fo:start-indent="0in" fo:end-indent="0.8602in"/>
          <style:column style:rel-width="32274*" fo:start-indent="0.8602in" fo:end-indent="0in"/>
        </style:columns>
      </style:section-properties>
    </style:style>
    <style:style style:name="Sect5" style:family="section">
      <style:section-properties style:editable="false">
        <style:columns fo:column-count="2">
          <style:column style:rel-width="38129*" fo:start-indent="0in" fo:end-indent="0.9075in"/>
          <style:column style:rel-width="27406*" fo:start-indent="0.9075in" fo:end-indent="0in"/>
        </style:columns>
      </style:section-properties>
    </style:style>
    <style:style style:name="Sect6" style:family="section">
      <style:section-properties style:editable="false">
        <style:columns fo:column-count="2">
          <style:column style:rel-width="40630*" fo:start-indent="0in" fo:end-indent="0.939in"/>
          <style:column style:rel-width="24905*" fo:start-indent="0.939in" fo:end-indent="0in"/>
        </style:columns>
      </style:section-properties>
    </style:style>
    <style:style style:name="Sect7" style:family="section">
      <style:section-properties style:editable="false">
        <style:columns fo:column-count="2">
          <style:column style:rel-width="40657*" fo:start-indent="0in" fo:end-indent="1.0047in"/>
          <style:column style:rel-width="24878*" fo:start-indent="1.0047in" fo:end-indent="0in"/>
        </style:columns>
      </style:section-properties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in" draw:fill="solid" draw:fill-color="#000000" draw:textarea-horizontal-align="center" draw:textarea-vertical-align="top" style:run-through="background"/>
    </style:style>
    <style:style style:name="gr3" style:family="graphic">
      <style:graphic-properties draw:stroke="solid" svg:stroke-width="0in" svg:stroke-color="#000000" draw:stroke-linejoin="round" draw:fill="none" draw:textarea-horizontal-align="center" draw:textarea-vertical-align="top" style:run-through="background"/>
    </style:style>
    <style:style style:name="gr4" style:family="graphic">
      <style:graphic-properties draw:stroke="solid" svg:stroke-width="0.0016in" svg:stroke-color="#000000" draw:stroke-linejoin="round" draw:fill="none" draw:textarea-horizontal-align="center" draw:textarea-vertical-align="top" fo:padding-top="0.0008in" fo:padding-bottom="0.0008in" fo:padding-left="0.0008in" fo:padding-right="0.0008in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"/>
        <text:p text:style-name="P1"/>
        <text:p text:style-name="P1"/>
        <text:p text:style-name="P1"/>
        <text:p text:style-name="P5"/>
        <text:p text:style-name="P6"><text:span text:style-name="T3"/></text:p>
        <text:p text:style-name="P9"><text:span text:style-name="T2">3</text:span></text:p>
        <text:p text:style-name="P10"><text:span text:style-name="T2">* <text:s text:c="44"/>!</text:span></text:p>
        <text:p text:style-name="P11"><text:span text:style-name="T2">+</text:span></text:p>
        <text:p text:style-name="P15"/>
        <text:p text:style-name="P12"><text:span text:style-name="T4">(</text:span></text:p>
        <text:p text:style-name="P16"/>
        <text:p text:style-name="P12"><text:span text:style-name="T2">3</text:span></text:p>
        <text:p text:style-name="P10"><text:span text:style-name="T2">#</text:span></text:p>
        <text:p text:style-name="P18"/>
        <text:p text:style-name="P13"><text:span text:style-name="T3"/></text:p>
        <text:p text:style-name="P14"><text:span text:style-name="T2">#</text:span></text:p>
        <text:p text:style-name="P11"><text:span text:style-name="T2">* <text:s text:c="17"/>$%&amp;</text:span></text:p>
        <text:p text:style-name="P7"><text:span text:style-name="T2"># <text:s text:c="55"/>*</text:span></text:p>
        <text:p text:style-name="P18"/>
        <text:p text:style-name="P13"><text:span text:style-name="T3"/></text:p>
        <text:p text:style-name="P14"><text:span text:style-name="T2">6</text:span></text:p>
        <text:p text:style-name="P18"/>
        <text:p text:style-name="P13"><text:span text:style-name="T3"/></text:p>
        <text:p text:style-name="P19"/>
        <text:p text:style-name="P13"><text:soft-page-break/><text:span text:style-name="T3"/></text:p>
        <text:p text:style-name="P8"><text:span text:style-name="T2">#*</text:span></text:p>
        <text:p text:style-name="P10"><text:span text:style-name="T2">$%&amp;</text:span></text:p>
        <text:p text:style-name="P11"><text:span text:style-name="T2">4</text:span></text:p>
        <text:p text:style-name="P21"/>
        <text:p text:style-name="P13"><text:span text:style-name="T3"/></text:p>
        <text:p text:style-name="P22"/>
        <text:p text:style-name="P13"><text:span text:style-name="T3"/></text:p>
        <text:p text:style-name="P23"/>
        <text:p text:style-name="P1"/>
        <text:p text:style-name="P12"><text:span text:style-name="T4">)* <text:s text:c="7"/>+ , <text:s/>$</text:span></text:p>
        <text:p text:style-name="P16"/>
        <text:p text:style-name="P12"><text:span text:style-name="T2">6</text:span></text:p>
        <text:p text:style-name="P10"><text:span text:style-name="T2">#(</text:span></text:p>
        <text:p text:style-name="P11"><text:span text:style-name="T2">) <text:s text:c="5"/># <text:s text:c="3"/>/&lt;0/10/20 <text:s text:c="41"/>(</text:span></text:p>
        <text:p text:style-name="P10"><text:span text:style-name="T2">6 <text:s text:c="70"/>#</text:span></text:p>
        <text:p text:style-name="P18"/>
        <text:p text:style-name="P13"><text:span text:style-name="T3"/></text:p>
        <text:p text:style-name="P17"/>
      </text:section>
      <text:section text:style-name="Sect2" text:name="Section1">
        <text:p text:style-name="P25"><text:span text:style-name="T7">' <text:s text:c="2"/>( <text:s text:c="9"/>)</text:span></text:p>
        <text:p text:style-name="P26"><text:span text:style-name="T7">' <text:s text:c="2"/>( <text:s text:c="9"/>)</text:span></text:p>
      </text:section>
      <text:section text:style-name="Sect3" text:name="Section2">
        <text:p text:style-name="P28"/>
        <text:p text:style-name="P30"><text:span text:style-name="T7">$%</text:span></text:p>
        <text:p text:style-name="P29"/>
        <text:p text:style-name="P2"><text:span text:style-name="T7">$%</text:span></text:p>
      </text:section>
      <text:section text:style-name="Sect4" text:name="Section3">
        <text:p text:style-name="P31"/>
        <text:p text:style-name="P3"><text:soft-page-break/><text:span text:style-name="T7">*</text:span></text:p>
        <text:p text:style-name="P33"/>
        <text:p text:style-name="P2"><draw:g text:anchor-type="char" draw:z-index="0" draw:style-name="gr1"><draw:polygon draw:style-name="gr2" draw:text-style-name="P40" svg:width="1.8469in" svg:height="2.0031in" draw:transform="rotate (-3.14159265358979) translate (6.13541666666667in 1.45763888888889in)" svg:viewBox="0 0 4692 5089" draw:points="2346,0 0,0 0,5089 4692,5089 4692,0"><text:p/></draw:polygon><draw:polygon draw:style-name="gr3" draw:text-style-name="P41" svg:width="1.8469in" svg:height="2.0031in" draw:transform="rotate (-3.14159265358979) translate (6.13541666666667in 1.45763888888889in)" svg:viewBox="0 0 4692 5089" draw:points="2346,0 4692,0 4692,5089 0,5089 0,0"><text:p/></draw:polygon><draw:polygon draw:style-name="gr2" draw:text-style-name="P40" svg:width="0.4469in" svg:height="0.148in" draw:transform="rotate (-3.14159265358979) translate (5.01875in 0.567361111111111in)" svg:viewBox="0 0 1136 377" draw:points="566,0 0,0 0,377 1136,377 1136,0"><text:p/></draw:polygon><draw:polygon draw:style-name="gr3" draw:text-style-name="P41" svg:width="0.4469in" svg:height="0.148in" draw:transform="rotate (-3.14159265358979) translate (5.01875in 0.567361111111111in)" svg:viewBox="0 0 1136 377" draw:points="566,0 1136,0 1136,377 0,377 0,0"><text:p/></draw:polygon><draw:polygon draw:style-name="gr2" draw:text-style-name="P40" svg:width="0.2969in" svg:height="0.148in" draw:transform="rotate (-3.14159265358979) translate (5.62777777777778in 1.01111111111111in)" svg:viewBox="0 0 755 377" draw:points="377,0 0,0 0,377 755,377 755,0"><text:p/></draw:polygon><draw:polygon draw:style-name="gr3" draw:text-style-name="P41" svg:width="0.2969in" svg:height="0.148in" draw:transform="rotate (-3.14159265358979) translate (5.62777777777778in 1.01111111111111in)" svg:viewBox="0 0 755 377" draw:points="377,0 755,0 755,377 0,377 0,0"><text:p/></draw:polygon><draw:polygon draw:style-name="gr2" draw:text-style-name="P40" svg:width="0.298in" svg:height="0.148in" draw:transform="rotate (-3.14159265358979) translate (6.075in 1.38303258967629in)" svg:viewBox="0 0 758 377" draw:points="377,0 0,0 0,377 758,377 758,0"><text:p/></draw:polygon><draw:polygon draw:style-name="gr3" draw:text-style-name="P41" svg:width="0.298in" svg:height="0.148in" draw:transform="rotate (-3.14159265358979) translate (6.075in 1.38303258967629in)" svg:viewBox="0 0 758 377" draw:points="377,0 758,0 758,377 0,377 0,0"><text:p/></draw:polygon><draw:polygon draw:style-name="gr2" draw:text-style-name="P40" svg:width="0.4469in" svg:height="0.148in" draw:transform="rotate (-3.14159265358979) translate (5.91319444444444in 0.567361111111111in)" svg:viewBox="0 0 1136 377" draw:points="571,0 0,0 0,377 1136,377 1136,0"><text:p/></draw:polygon><draw:polygon draw:style-name="gr3" draw:text-style-name="P41" svg:width="0.4469in" svg:height="0.148in" draw:transform="rotate (-3.14159265358979) translate (5.91319444444444in 0.567361111111111in)" svg:viewBox="0 0 1136 377" draw:points="571,0 1136,0 1136,377 0,377 0,0"><text:p/></draw:polygon><draw:polygon draw:style-name="gr2" draw:text-style-name="P40" svg:width="0.0657in" svg:height="0.0913in" draw:transform="rotate (-3.14159265358979) translate (5.61388888888889in 0.658727034120735in)" svg:viewBox="0 0 168 233" draw:points="0,233 168,65 34,0"><text:p/></draw:polygon><draw:line draw:style-name="gr4" draw:text-style-name="P41" svg:x1="5.4661in" svg:y1="0.8618in" svg:x2="5.5823in" svg:y2="0.6299in"><text:p/></draw:line><draw:polygon draw:style-name="gr2" draw:text-style-name="P40" svg:width="0.0669in" svg:height="0.0913in" draw:transform="rotate (-3.14159265358979) translate (5.82986111111111in 0.658727034120735in)" svg:viewBox="0 0 171 233" draw:points="171,233 136,0 0,65"><text:p/></draw:polygon><draw:line draw:style-name="gr4" draw:text-style-name="P41" svg:x1="5.9126in" svg:y1="0.8618in" svg:x2="5.7953in" svg:y2="0.6299in"><text:p/></draw:line><draw:polygon draw:style-name="gr2" draw:text-style-name="P40" svg:width="1.3406in" svg:height="0.6677in" draw:transform="rotate (-3.14159265358979) translate (6.00069444444444in 0.196921478565179in)" svg:viewBox="0 0 3406 1697" draw:points="1702,0 0,0 0,1697 3406,1697 3406,0"><text:p/></draw:polygon><draw:polygon draw:style-name="gr3" draw:text-style-name="P41" svg:width="1.3406in" svg:height="0.6677in" draw:transform="rotate (-3.14159265358979) translate (6.00069444444444in 0.196921478565179in)" svg:viewBox="0 0 3406 1697" draw:points="1702,0 3406,0 3406,1697 0,1697 0,0"><text:p/></draw:polygon><draw:polygon draw:style-name="gr2" draw:text-style-name="P40" svg:width="0.5949in" svg:height="0.148in" draw:transform="rotate (-3.14159265358979) translate (5.55347222222222in 0.122916666666667in)" svg:viewBox="0 0 1512 377" draw:points="759,0 0,0 0,377 1512,377 1512,0"><text:p/></draw:polygon><draw:polygon draw:style-name="gr3" draw:text-style-name="P41" svg:width="0.5949in" svg:height="0.148in" draw:transform="rotate (-3.14159265358979) translate (5.55347222222222in 0.122916666666667in)" svg:viewBox="0 0 1512 377" draw:points="759,0 1512,0 1512,377 0,377 0,0"><text:p/></draw:polygon><draw:polygon draw:style-name="gr2" draw:text-style-name="P40" svg:width="0.0768in" svg:height="0.0886in" draw:transform="rotate (-3.14159265358979) translate (5.09305555555556in 0.210416666666667in)" svg:viewBox="0 0 196 226" draw:points="0,226 196,93 76,0"><text:p/></draw:polygon><draw:line draw:style-name="gr4" draw:text-style-name="P41" svg:x1="4.8701in" svg:y1="0.4181in" svg:x2="5.0512in" svg:y2="0.178in"><text:p/></draw:line><draw:polygon draw:style-name="gr2" draw:text-style-name="P40" svg:width="0.0768in" svg:height="0.0886in" draw:transform="rotate (-3.14159265358979) translate (5.46875in 0.210416666666667in)" svg:viewBox="0 0 196 226" draw:points="196,226 121,0 0,93"><text:p/></draw:polygon><draw:line draw:style-name="gr4" draw:text-style-name="P41" svg:x1="5.6146in" svg:y1="0.4181in" svg:x2="5.4335in" svg:y2="0.178in"><text:p/></draw:line><draw:polygon draw:style-name="gr2" draw:text-style-name="P40" svg:width="0.5949in" svg:height="0.148in" draw:transform="rotate (-3.14159265358979) translate (5.40486111111111in -0.1in)" svg:viewBox="0 0 1512 377" draw:points="759,0 0,0 0,377 1512,377 1512,0"><text:p/></draw:polygon><draw:polygon draw:style-name="gr3" draw:text-style-name="P41" svg:width="0.5949in" svg:height="0.148in" draw:transform="rotate (-3.14159265358979) translate (5.40486111111111in -0.1in)" svg:viewBox="0 0 1512 377" draw:points="759,0 1512,0 1512,377 0,377 0,0"><text:p/></draw:polygon><draw:polygon draw:style-name="gr2" draw:text-style-name="P40" svg:width="0.4469in" svg:height="0.148in" draw:transform="rotate (-3.14159265358979) translate (5.92638888888889in -0.1in)" svg:viewBox="0 0 1136 377" draw:points="570,0 0,0 0,377 1136,377 1136,0"><text:p/></draw:polygon><draw:polygon draw:style-name="gr3" draw:text-style-name="P41" svg:width="0.4469in" svg:height="0.148in" draw:transform="rotate (-3.14159265358979) translate (5.92638888888889in -0.1in)" svg:viewBox="0 0 1136 377" draw:points="570,0 1136,0 1136,377 0,377 0,0"><text:p/></draw:polygon><draw:polygon draw:style-name="gr2" draw:text-style-name="P40" svg:width="0.2843in" svg:height="0.148in" draw:transform="rotate (-3.14159265358979) translate (6.06111111111111in 1.01111111111111in)" svg:viewBox="0 0 723 377" draw:points="360,0 0,0 0,377 723,377 723,0"><text:p/></draw:polygon><draw:polygon draw:style-name="gr3" draw:text-style-name="P41" svg:width="0.2843in" svg:height="0.148in" draw:transform="rotate (-3.14159265358979) translate (6.06111111111111in 1.01111111111111in)" svg:viewBox="0 0 723 377" draw:points="360,0 723,0 723,377 0,377 0,0"><text:p/></draw:polygon><draw:polygon draw:style-name="gr2" draw:text-style-name="P40" svg:width="0.0594in" svg:height="0.0886in" draw:transform="rotate (-3.14159265358979) translate (5.95625in 1.1003937007874in)" svg:viewBox="0 0 152 226" draw:points="75,226 152,0 0,0"><text:p/></draw:polygon><draw:line draw:style-name="gr4" draw:text-style-name="P41" svg:x1="5.9264in" svg:y1="1.235in" svg:x2="5.9264in" svg:y2="1.0835in"><text:p/></draw:line></draw:g><text:span text:style-name="T7">*</text:span></text:p>
      </text:section>
      <text:section text:style-name="Sect1" text:name="Section4">
        <text:p text:style-name="P1"/>
      </text:section>
      <text:section text:style-name="Sect5" text:name="Section5">
        <text:p text:style-name="P27"><draw:g text:anchor-type="char" draw:z-index="1" draw:style-name="gr1"><draw:polygon draw:style-name="gr2" draw:text-style-name="P40" svg:width="1.8598in" svg:height="2.0031in" draw:transform="rotate (-3.14159265358979) translate (3.98958333333333in 1.04166666666667in)" svg:viewBox="0 0 4725 5089" draw:points="2362,0 0,0 0,5089 4725,5089 4725,0"><text:p/></draw:polygon><draw:polygon draw:style-name="gr3" draw:text-style-name="P41" svg:width="1.8598in" svg:height="2.0031in" draw:transform="rotate (-3.14159265358979) translate (3.98958333333333in 1.04166666666667in)" svg:viewBox="0 0 4725 5089" draw:points="2362,0 4725,0 4725,5089 0,5089 0,0"><text:p/></draw:polygon><draw:polygon draw:style-name="gr2" draw:text-style-name="P40" svg:width="1.3394in" svg:height="0.6677in" draw:transform="rotate (-3.14159265358979) translate (3.84166666666667in -0.219444444444444in)" svg:viewBox="0 0 3403 1697" draw:points="1702,0 0,0 0,1697 3403,1697 3403,0"><text:p/></draw:polygon><draw:polygon draw:style-name="gr3" draw:text-style-name="P41" svg:width="1.3394in" svg:height="0.6677in" draw:transform="rotate (-3.14159265358979) translate (3.84166666666667in -0.219444444444444in)" svg:viewBox="0 0 3403 1697" draw:points="1702,0 3403,0 3403,1697 0,1697 0,0"><text:p/></draw:polygon><draw:polygon draw:style-name="gr2" draw:text-style-name="P40" svg:width="0.5949in" svg:height="0.148in" draw:transform="rotate (-3.14159265358979) translate (3.24583333333333in -0.515972222222222in)" svg:viewBox="0 0 1512 377" draw:points="759,0 0,0 0,377 1512,377 1512,0"><text:p/></draw:polygon><draw:polygon draw:style-name="gr3" draw:text-style-name="P41" svg:width="0.5949in" svg:height="0.148in" draw:transform="rotate (-3.14159265358979) translate (3.24583333333333in -0.515972222222222in)" svg:viewBox="0 0 1512 377" draw:points="759,0 1512,0 1512,377 0,377 0,0"><text:p/></draw:polygon><draw:polygon draw:style-name="gr2" draw:text-style-name="P40" svg:width="0.4469in" svg:height="0.148in" draw:transform="rotate (-3.14159265358979) translate (3.76736111111111in -0.515972222222222in)" svg:viewBox="0 0 1136 377" draw:points="570,0 0,0 0,377 1136,377 1136,0"><text:p/></draw:polygon><draw:polygon draw:style-name="gr3" draw:text-style-name="P41" svg:width="0.4469in" svg:height="0.148in" draw:transform="rotate (-3.14159265358979) translate (3.76736111111111in -0.515972222222222in)" svg:viewBox="0 0 1136 377" draw:points="570,0 1136,0 1136,377 0,377 0,0"><text:p/></draw:polygon><draw:polygon draw:style-name="gr2" draw:text-style-name="P40" svg:width="0.4453in" svg:height="0.148in" draw:transform="rotate (-3.14159265358979) translate (2.87321741032371in 0.152083333333333in)" svg:viewBox="0 0 1132 377" draw:points="566,0 0,0 0,377 1132,377 1132,0"><text:p/></draw:polygon><draw:polygon draw:style-name="gr3" draw:text-style-name="P41" svg:width="0.4453in" svg:height="0.148in" draw:transform="rotate (-3.14159265358979) translate (2.87321741032371in 0.152083333333333in)" svg:viewBox="0 0 1132 377" draw:points="566,0 1132,0 1132,377 0,377 0,0"><text:p/></draw:polygon><draw:polygon draw:style-name="gr2" draw:text-style-name="P40" svg:width="0.298in" svg:height="0.148in" draw:transform="rotate (-3.14159265358979) translate (2.57599518810149in 0.595138888888889in)" svg:viewBox="0 0 758 377" draw:points="378,0 0,0 0,377 758,377 758,0"><text:p/></draw:polygon><draw:polygon draw:style-name="gr3" draw:text-style-name="P41" svg:width="0.298in" svg:height="0.148in" draw:transform="rotate (-3.14159265358979) translate (2.57599518810149in 0.595138888888889in)" svg:viewBox="0 0 758 377" draw:points="378,0 758,0 758,377 0,377 0,0"><text:p/></draw:polygon><draw:polygon draw:style-name="gr2" draw:text-style-name="P40" svg:width="0.298in" svg:height="0.148in" draw:transform="rotate (-3.14159265358979) translate (3.02321741032371in 0.595138888888889in)" svg:viewBox="0 0 758 377" draw:points="380,0 0,0 0,377 758,377 758,0"><text:p/></draw:polygon><draw:polygon draw:style-name="gr3" draw:text-style-name="P41" svg:width="0.298in" svg:height="0.148in" draw:transform="rotate (-3.14159265358979) translate (3.02321741032371in 0.595138888888889in)" svg:viewBox="0 0 758 377" draw:points="380,0 758,0 758,377 0,377 0,0"><text:p/></draw:polygon><draw:polygon draw:style-name="gr2" draw:text-style-name="P40" svg:width="0.2969in" svg:height="0.148in" draw:transform="rotate (-3.14159265358979) translate (3.46875in 0.595138888888889in)" svg:viewBox="0 0 755 377" draw:points="377,0 0,0 0,377 755,377 755,0"><text:p/></draw:polygon><draw:polygon draw:style-name="gr3" draw:text-style-name="P41" svg:width="0.2969in" svg:height="0.148in" draw:transform="rotate (-3.14159265358979) translate (3.46875in 0.595138888888889in)" svg:viewBox="0 0 755 377" draw:points="377,0 755,0 755,377 0,377 0,0"><text:p/></draw:polygon><draw:polygon draw:style-name="gr2" draw:text-style-name="P40" svg:width="0.2969in" svg:height="0.148in" draw:transform="rotate (-3.14159265358979) translate (3.91597222222222in 0.595138888888889in)" svg:viewBox="0 0 755 377" draw:points="377,0 0,0 0,377 755,377 755,0"><text:p/></draw:polygon><draw:polygon draw:style-name="gr3" draw:text-style-name="P41" svg:width="0.2969in" svg:height="0.148in" draw:transform="rotate (-3.14159265358979) translate (3.91597222222222in 0.595138888888889in)" svg:viewBox="0 0 755 377" draw:points="377,0 755,0 755,377 0,377 0,0"><text:p/></draw:polygon><draw:polygon draw:style-name="gr2" draw:text-style-name="P40" svg:width="0.4469in" svg:height="0.148in" draw:transform="rotate (-3.14159265358979) translate (3.76736111111111in 0.152083333333333in)" svg:viewBox="0 0 1136 377" draw:points="570,0 0,0 0,377 1136,377 1136,0"><text:p/></draw:polygon><draw:polygon draw:style-name="gr3" draw:text-style-name="P41" svg:width="0.4469in" svg:height="0.148in" draw:transform="rotate (-3.14159265358979) translate (3.76736111111111in 0.152083333333333in)" svg:viewBox="0 0 1136 377" draw:points="570,0 1136,0 1136,377 0,377 0,0"><text:p/></draw:polygon><draw:polygon draw:style-name="gr2" draw:text-style-name="P40" svg:width="0.0657in" svg:height="0.0913in" draw:transform="rotate (-3.14159265358979) translate (2.57569444444444in 0.243055555555556in)" svg:viewBox="0 0 168 233" draw:points="0,233 168,65 35,0"><text:p/></draw:polygon><draw:line draw:style-name="gr4" draw:text-style-name="P41" svg:x1="2.4276in" svg:y1="0.4472in" svg:x2="2.5437in" svg:y2="0.2154in"><text:p/></draw:line><draw:polygon draw:style-name="gr2" draw:text-style-name="P40" svg:width="0.0657in" svg:height="0.0913in" draw:transform="rotate (-3.14159265358979) translate (2.79057852143482in 0.243055555555555in)" svg:viewBox="0 0 168 233" draw:points="168,233 134,0 0,65"><text:p/></draw:polygon><draw:line draw:style-name="gr4" draw:text-style-name="P41" svg:x1="2.8732in" svg:y1="0.4472in" svg:x2="2.7571in" svg:y2="0.2154in"><text:p/></draw:line><draw:polygon draw:style-name="gr2" draw:text-style-name="P40" svg:width="0.0657in" svg:height="0.0913in" draw:transform="rotate (-3.14159265358979) translate (3.46875in 0.243055555555556in)" svg:viewBox="0 0 168 233" draw:points="0,233 168,65 32,0"><text:p/></draw:polygon><draw:line draw:style-name="gr4" draw:text-style-name="P41" svg:x1="3.3201in" svg:y1="0.4472in" svg:x2="3.4374in" svg:y2="0.2154in"><text:p/></draw:line><draw:polygon draw:style-name="gr2" draw:text-style-name="P40" svg:width="0.0657in" svg:height="0.0913in" draw:transform="rotate (-3.14159265358979) translate (3.68472222222222in 0.243055555555555in)" svg:viewBox="0 0 168 233" draw:points="168,233 138,0 0,65"><text:p/></draw:polygon><draw:line draw:style-name="gr4" draw:text-style-name="P41" svg:x1="3.7665in" svg:y1="0.4472in" svg:x2="3.6492in" svg:y2="0.2154in"><text:p/></draw:line><draw:polygon draw:style-name="gr2" draw:text-style-name="P40" svg:width="0.5949in" svg:height="0.148in" draw:transform="rotate (-3.14159265358979) translate (3.39444444444444in -0.293055555555556in)" svg:viewBox="0 0 1512 377" draw:points="755,0 0,0 0,377 1512,377 1512,0"><text:p/></draw:polygon><draw:polygon draw:style-name="gr3" draw:text-style-name="P41" svg:width="0.5949in" svg:height="0.148in" draw:transform="rotate (-3.14159265358979) translate (3.39444444444444in -0.293055555555556in)" svg:viewBox="0 0 1512 377" draw:points="755,0 1512,0 1512,377 0,377 0,0"><text:p/></draw:polygon><draw:polygon draw:style-name="gr2" draw:text-style-name="P40" svg:width="0.0768in" svg:height="0.0886in" draw:transform="rotate (-3.14159265358979) translate (2.94791666666667in -0.204166666666667in)" svg:viewBox="0 0 196 226" draw:points="0,226 196,92 71,0"><text:p/></draw:polygon><draw:line draw:style-name="gr4" draw:text-style-name="P41" svg:x1="2.7248in" svg:y1="0.0039in" svg:x2="2.9059in" svg:y2="-0.2362in"><text:p/></draw:line><draw:polygon draw:style-name="gr2" draw:text-style-name="P40" svg:width="0.0768in" svg:height="0.0886in" draw:transform="rotate (-3.14159265358979) translate (3.32291666666667in -0.204166666666667in)" svg:viewBox="0 0 196 226" draw:points="196,226 120,0 0,92"><text:p/></draw:polygon><draw:line draw:style-name="gr4" draw:text-style-name="P41" svg:x1="3.4689in" svg:y1="0.0039in" svg:x2="3.289in" svg:y2="-0.2362in"><text:p/></draw:line><draw:polygon draw:style-name="gr2" draw:text-style-name="P40" svg:width="0.298in" svg:height="0.148in" draw:transform="rotate (-3.14159265358979) translate (2.57599518810149in 0.967361111111111in)" svg:viewBox="0 0 758 377" draw:points="378,0 0,0 0,377 758,377 758,0"><text:p/></draw:polygon><draw:polygon draw:style-name="gr3" draw:text-style-name="P41" svg:width="0.298in" svg:height="0.148in" draw:transform="rotate (-3.14159265358979) translate (2.57599518810149in 0.967361111111111in)" svg:viewBox="0 0 758 377" draw:points="378,0 758,0 758,377 0,377 0,0"><text:p/></draw:polygon><draw:polygon draw:style-name="gr2" draw:text-style-name="P40" svg:width="0.298in" svg:height="0.148in" draw:transform="rotate (-3.14159265358979) translate (3.02321741032371in 0.967361111111111in)" svg:viewBox="0 0 758 377" draw:points="380,0 0,0 0,377 758,377 758,0"><text:p/></draw:polygon><draw:polygon draw:style-name="gr3" draw:text-style-name="P41" svg:width="0.298in" svg:height="0.148in" draw:transform="rotate (-3.14159265358979) translate (3.02321741032371in 0.967361111111111in)" svg:viewBox="0 0 758 377" draw:points="380,0 758,0 758,377 0,377 0,0"><text:p/></draw:polygon><draw:polygon draw:style-name="gr2" draw:text-style-name="P40" svg:width="0.2969in" svg:height="0.148in" draw:transform="rotate (-3.14159265358979) translate (3.46875in 0.967361111111111in)" svg:viewBox="0 0 755 377" draw:points="377,0 0,0 0,377 755,377 755,0"><text:p/></draw:polygon><draw:polygon draw:style-name="gr3" draw:text-style-name="P41" svg:width="0.2969in" svg:height="0.148in" draw:transform="rotate (-3.14159265358979) translate (3.46875in 0.967361111111111in)" svg:viewBox="0 0 755 377" draw:points="377,0 755,0 755,377 0,377 0,0"><text:p/></draw:polygon><draw:polygon draw:style-name="gr2" draw:text-style-name="P40" svg:width="0.2969in" svg:height="0.148in" draw:transform="rotate (-3.14159265358979) translate (3.91597222222222in 0.967361111111111in)" svg:viewBox="0 0 755 377" draw:points="377,0 0,0 0,377 755,377 755,0"><text:p/></draw:polygon><draw:polygon draw:style-name="gr3" draw:text-style-name="P41" svg:width="0.2969in" svg:height="0.148in" draw:transform="rotate (-3.14159265358979) translate (3.91597222222222in 0.967361111111111in)" svg:viewBox="0 0 755 377" draw:points="377,0 755,0 755,377 0,377 0,0"><text:p/></draw:polygon><draw:polygon draw:style-name="gr2" draw:text-style-name="P40" svg:width="0.0594in" svg:height="0.0886in" draw:transform="rotate (-3.14159265358979) translate (2.45763888888889in 0.684027777777778in)" svg:viewBox="0 0 152 226" draw:points="76,226 152,0 0,0"><text:p/></draw:polygon><draw:line draw:style-name="gr4" draw:text-style-name="P41" svg:x1="2.4276in" svg:y1="0.8181in" svg:x2="2.4276in" svg:y2="0.6665in"><text:p/></draw:line><draw:polygon draw:style-name="gr2" draw:text-style-name="P40" svg:width="0.0594in" svg:height="0.0886in" draw:transform="rotate (-3.14159265358979) translate (2.90347222222222in 0.684027777777778in)" svg:viewBox="0 0 152 226" draw:points="75,226 152,0 0,0"><text:p/></draw:polygon><draw:line draw:style-name="gr4" draw:text-style-name="P41" svg:x1="2.8736in" svg:y1="0.8181in" svg:x2="2.8736in" svg:y2="0.6665in"><text:p/></draw:line><draw:polygon draw:style-name="gr2" draw:text-style-name="P40" svg:width="0.0594in" svg:height="0.0886in" draw:transform="rotate (-3.14159265358979) translate (3.35in 0.684027777777778in)" svg:viewBox="0 0 152 226" draw:points="76,226 152,0 0,0"><text:p/></draw:polygon><draw:line draw:style-name="gr4" draw:text-style-name="P41" svg:x1="3.3201in" svg:y1="0.8181in" svg:x2="3.3201in" svg:y2="0.6665in"><text:p/></draw:line><draw:polygon draw:style-name="gr2" draw:text-style-name="P40" svg:width="0.0594in" svg:height="0.0886in" draw:transform="rotate (-3.14159265358979) translate (3.79722222222222in 0.684027777777778in)" svg:viewBox="0 0 152 226" draw:points="75,226 152,0 0,0"><text:p/></draw:polygon><draw:line draw:style-name="gr4" draw:text-style-name="P41" svg:x1="3.7673in" svg:y1="0.8181in" svg:x2="3.7673in" svg:y2="0.6665in"><text:p/></draw:line></draw:g><text:span text:style-name="T7">#</text:span></text:p>
        <text:p text:style-name="P26"><text:span text:style-name="T7">#</text:span></text:p>
      </text:section>
      <text:section text:style-name="Sect1" text:name="Section6">
        <text:p text:style-name="P1"/>
      </text:section>
      <text:section text:style-name="Sect6" text:name="Section7">
        <text:p text:style-name="P34"><text:span text:style-name="T7">#</text:span></text:p>
        <text:p text:style-name="P26"><text:span text:style-name="T7">#</text:span></text:p>
      </text:section>
      <text:section text:style-name="Sect1" text:name="Section8">
        <text:p text:style-name="P35"/>
      </text:section>
      <text:section text:style-name="Sect7" text:name="Section9">
        <text:p text:style-name="P36"><text:span text:style-name="T7">&amp;&amp;&amp;&amp;#</text:span></text:p>
        <text:p text:style-name="P26"><text:span text:style-name="T7">&amp;#</text:span></text:p>
      </text:section>
      <text:section text:style-name="Sect1" text:name="Section10">
        <text:p text:style-name="P24"/>
        <text:p text:style-name="P37"><text:span text:style-name="T7">' <text:s text:c="5"/>+," <text:s text:c="12"/>&amp; - <text:s/>"</text:span></text:p>
        <text:p text:style-name="P20"/>
        <text:p text:style-name="P38"><text:span text:style-name="T2">=&gt;*</text:span></text:p>
        <text:p text:style-name="P11"><text:span text:style-name="T2">,&gt; <text:s text:c="9"/>=&gt; <text:s text:c="6"/>? 5 ? 1: ? 952 @ : 1)3 <text:s text:c="11"/>"</text:span></text:p>
        <text:p text:style-name="P10"><text:span text:style-name="T2">1A3 <text:s text:c="3"/>B ) <text:s text:c="6"/>1&gt;&gt;= <text:s text:c="5"/>) <text:s text:c="3"/>( <text:s/>C</text:span></text:p>
        <text:p text:style-name="P11"><text:span text:style-name="T2">, 1A3</text:span></text:p>
        <text:p text:style-name="P21"/>
        <text:p text:style-name="P13"><text:span text:style-name="T3"/></text:p>
        <text:p text:style-name="P32"/>
        <text:p text:style-name="P1"/>
        <text:p text:style-name="P1"/>
        <text:p text:style-name="P39"><text:span text:style-name="T2">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F" style:font-family-generic-asian="system" style:font-pitch-asian="variable" style:font-size-asian="14pt" style:font-style-asian="italic" style:font-weight-asian="bold" style:font-name-complex="F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417in" loext:contextual-spacing="false" fo:keep-with-next="always"/>
      <style:text-properties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3pt" fo:font-style="italic" fo:font-weight="bold" style:font-name-asian="F" style:font-family-generic-asian="system" style:font-pitch-asian="variable" style:font-size-asian="13pt" style:font-style-asian="italic" style:font-weight-asian="bold" style:font-name-complex="F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665in" fo:margin-bottom="0.0417in" loext:contextual-spacing="false"/>
      <style:text-properties style:font-name="Cambria" fo:font-family="Cambria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F" style:font-family-generic-asian="system" style:font-pitch-asian="variable" style:font-size-asian="14pt" style:font-style-asian="italic" style:font-weight-asian="bold" style:font-name-complex="F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F" style:font-family-generic-asian="system" style:font-pitch-asian="variable" style:font-size-asian="13pt" style:font-style-asian="italic" style:font-weight-asian="bold" style:font-name-complex="F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.0972in" fo:margin-bottom="0.1945in" fo:margin-left="1.1665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1$Linux_X86_64 LibreOffice_project/10$Build-1</meta:generator>
    <meta:document-statistic meta:table-count="0" meta:image-count="0" meta:object-count="0" meta:page-count="3" meta:paragraph-count="36" meta:word-count="72" meta:character-count="475" meta:non-whitespace-character-count="11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